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normal" officeooo:rsid="00402658" officeooo:paragraph-rsid="001c0de6" style:font-size-asian="12.25pt" style:font-weight-asian="normal" style:font-size-complex="14pt" style:font-weight-complex="normal"/>
    </style:style>
    <style:style style:name="P2" style:family="paragraph" style:parent-style-name="Standard">
      <style:paragraph-properties fo:line-height="200%" fo:text-align="start" style:justify-single-word="false"/>
      <style:text-properties fo:font-size="14pt" fo:font-weight="normal" officeooo:rsid="00402658" officeooo:paragraph-rsid="001c0de6"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1c0de6" officeooo:paragraph-rsid="001c0de6" style:font-size-asian="12.25pt" style:font-weight-asian="normal" style:font-size-complex="14pt" style:font-weight-complex="normal"/>
    </style:style>
    <style:style style:name="P4" style:family="paragraph" style:parent-style-name="Standard">
      <style:paragraph-properties fo:text-align="center" style:justify-single-word="false"/>
      <style:text-properties fo:font-size="14pt" fo:font-weight="bold" officeooo:rsid="00402658" officeooo:paragraph-rsid="001c0de6" style:font-size-asian="12.25pt" style:font-weight-asian="bold" style:font-size-complex="14pt" style:font-weight-complex="bold"/>
    </style:style>
    <style:style style:name="P5" style:family="paragraph" style:parent-style-name="Standard">
      <style:paragraph-properties fo:text-align="center" style:justify-single-word="false"/>
      <style:text-properties fo:font-size="20pt" fo:font-weight="bold" officeooo:rsid="00402658" officeooo:paragraph-rsid="001c0de6" style:font-size-asian="17.5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bold" officeooo:rsid="001c0de6" officeooo:paragraph-rsid="001c0de6" style:font-size-asian="17.5pt" style:font-weight-asian="bold" style:font-size-complex="20pt" style:font-weight-complex="bold"/>
    </style:style>
    <style:style style:name="P7" style:family="paragraph" style:parent-style-name="Standard">
      <style:paragraph-properties fo:text-align="center" style:justify-single-word="false"/>
      <style:text-properties fo:font-size="16pt" fo:font-weight="normal" officeooo:rsid="00402658" officeooo:paragraph-rsid="001c0de6" style:font-size-asian="14pt" style:font-weight-asian="normal" style:font-size-complex="16pt" style:font-weight-complex="normal"/>
    </style:style>
    <style:style style:name="P8" style:family="paragraph" style:parent-style-name="Standard">
      <style:paragraph-properties fo:text-align="center" style:justify-single-word="false"/>
      <style:text-properties officeooo:rsid="001e106c" officeooo:paragraph-rsid="001c0de6"/>
    </style:style>
    <style:style style:name="P9" style:family="paragraph" style:parent-style-name="Standard">
      <style:paragraph-properties fo:text-align="center" style:justify-single-word="false"/>
      <style:text-properties officeooo:rsid="00402658" officeooo:paragraph-rsid="001c0de6"/>
    </style:style>
    <style:style style:name="P10" style:family="paragraph" style:parent-style-name="Standard">
      <style:paragraph-properties fo:line-height="200%" fo:text-align="start" style:justify-single-word="false"/>
      <style:text-properties style:text-position="0% 100%" style:font-name="Times New Roman" fo:font-size="14pt" fo:font-weight="normal" officeooo:rsid="001c4106" officeooo:paragraph-rsid="001c0de6"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text-position="0% 100%" style:font-name="Times New Roman" fo:font-size="14pt" fo:font-weight="normal" officeooo:rsid="0022f5c5" officeooo:paragraph-rsid="001c0de6"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officeooo:paragraph-rsid="00267e8d"/>
    </style:style>
    <style:style style:name="P13" style:family="paragraph" style:parent-style-name="Standard">
      <style:paragraph-properties fo:text-align="start" style:justify-single-word="false"/>
      <style:text-properties officeooo:paragraph-rsid="00286e7b"/>
    </style:style>
    <style:style style:name="P14" style:family="paragraph" style:parent-style-name="Standard">
      <style:paragraph-properties fo:text-align="center" style:justify-single-word="false"/>
      <style:text-properties fo:font-size="16pt" fo:font-weight="normal" officeooo:rsid="00267e8d" officeooo:paragraph-rsid="00267e8d" style:font-size-asian="16pt" style:font-weight-asian="normal" style:font-size-complex="16pt" style:font-weight-complex="normal"/>
    </style:style>
    <style:style style:name="P15" style:family="paragraph" style:parent-style-name="Standard">
      <style:paragraph-properties fo:text-align="center" style:justify-single-word="false"/>
      <style:text-properties fo:font-size="14pt" fo:font-weight="normal" officeooo:rsid="00267e8d" officeooo:paragraph-rsid="00267e8d"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267e8d" officeooo:paragraph-rsid="00267e8d" style:font-size-asian="12.25pt" style:font-weight-asian="normal" style:font-size-complex="14pt" style:font-weight-complex="normal"/>
    </style:style>
    <style:style style:name="P17" style:family="paragraph" style:parent-style-name="Standard" style:list-style-name="L2">
      <style:paragraph-properties fo:text-align="start" style:justify-single-word="false"/>
      <style:text-properties fo:font-size="14pt" fo:font-weight="normal" officeooo:rsid="00267e8d" officeooo:paragraph-rsid="00267e8d"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402658" officeooo:paragraph-rsid="00267e8d" style:font-size-asian="12.25pt" style:font-weight-asian="normal" style:font-size-complex="14pt" style:font-weight-complex="normal"/>
    </style:style>
    <style:style style:name="P19" style:family="paragraph" style:parent-style-name="Standard" style:list-style-name="L1">
      <style:paragraph-properties fo:text-align="start" style:justify-single-word="false"/>
      <style:text-properties officeooo:paragraph-rsid="00267e8d"/>
    </style:style>
    <style:style style:name="P20" style:family="paragraph" style:parent-style-name="Standard" style:list-style-name="L2">
      <style:paragraph-properties fo:text-align="start" style:justify-single-word="false"/>
      <style:text-properties officeooo:paragraph-rsid="00267e8d"/>
    </style:style>
    <style:style style:name="T1" style:family="text">
      <style:text-properties officeooo:rsid="001c0de6"/>
    </style:style>
    <style:style style:name="T2" style:family="text">
      <style:text-properties officeooo:rsid="001c4106"/>
    </style:style>
    <style:style style:name="T3" style:family="text">
      <style:text-properties style:font-name="Times New Roman1" officeooo:rsid="001c4106"/>
    </style:style>
    <style:style style:name="T4" style:family="text">
      <style:text-properties style:font-name="Times New Roman" officeooo:rsid="001c4106"/>
    </style:style>
    <style:style style:name="T5" style:family="text">
      <style:text-properties style:text-position="super 58%" style:font-name="Times New Roman" officeooo:rsid="001c4106"/>
    </style:style>
    <style:style style:name="T6" style:family="text">
      <style:text-properties style:text-position="super 58%" style:font-name="Times New Roman" officeooo:rsid="0022f5c5"/>
    </style:style>
    <style:style style:name="T7" style:family="text">
      <style:text-properties style:text-position="0% 100%" style:font-name="Times New Roman" officeooo:rsid="001c4106"/>
    </style:style>
    <style:style style:name="T8" style:family="text">
      <style:text-properties style:text-position="0% 100%" style:font-name="Times New Roman" officeooo:rsid="001e375d"/>
    </style:style>
    <style:style style:name="T9" style:family="text">
      <style:text-properties style:text-position="0% 100%" style:font-name="Times New Roman" officeooo:rsid="001eb687"/>
    </style:style>
    <style:style style:name="T10" style:family="text">
      <style:text-properties style:text-position="0% 100%" style:font-name="Times New Roman" officeooo:rsid="002013c9"/>
    </style:style>
    <style:style style:name="T11" style:family="text">
      <style:text-properties style:text-position="0% 100%" style:font-name="Times New Roman" officeooo:rsid="002102c6"/>
    </style:style>
    <style:style style:name="T12" style:family="text">
      <style:text-properties style:text-position="0% 100%" style:font-name="Times New Roman" officeooo:rsid="0022f5c5"/>
    </style:style>
    <style:style style:name="T13" style:family="text">
      <style:text-properties style:text-position="0% 100%" style:font-name="Times New Roman" officeooo:rsid="002383a3"/>
    </style:style>
    <style:style style:name="T14" style:family="text">
      <style:text-properties style:text-position="0% 100%" style:font-name="Times New Roman" officeooo:rsid="00247d12"/>
    </style:style>
    <style:style style:name="T15" style:family="text">
      <style:text-properties style:text-position="0% 100%" style:font-name="Times New Roman" officeooo:rsid="00286e7b"/>
    </style:style>
    <style:style style:name="T16" style:family="text">
      <style:text-properties style:text-position="0% 100%" style:font-name="Times New Roman" officeooo:rsid="0028ea76"/>
    </style:style>
    <style:style style:name="T17" style:family="text">
      <style:text-properties style:text-position="0% 100%" style:font-name="Times New Roman" officeooo:rsid="002974d4"/>
    </style:style>
    <style:style style:name="T18" style:family="text">
      <style:text-properties fo:font-size="14pt" fo:font-weight="normal" officeooo:rsid="00267e8d" style:font-size-asian="12.25pt" style:font-weight-asian="normal" style:font-size-complex="14pt" style:font-weight-complex="normal"/>
    </style:style>
    <style:style style:name="T19" style:family="text">
      <style:text-properties fo:font-size="14pt" fo:font-weight="normal" officeooo:rsid="00402658" style:font-size-asian="12.25pt" style:font-weight-asian="normal" style:font-size-complex="14pt" style:font-weight-complex="normal"/>
    </style:style>
    <style:style style:name="T20" style:family="text">
      <style:text-properties fo:font-size="14pt" fo:font-weight="normal" officeooo:rsid="00286e7b" style:font-size-asian="12.25pt" style:font-weight-asian="normal" style:font-size-complex="14pt" style:font-weight-complex="normal"/>
    </style:style>
    <style:style style:name="T21" style:family="text">
      <style:text-properties fo:font-size="14pt" fo:font-weight="normal" officeooo:rsid="00267e8d" style:font-size-asian="14pt" style:font-weight-asian="normal" style:font-size-complex="14pt" style:font-weight-complex="normal"/>
    </style:style>
    <style:style style:name="T22" style:family="text">
      <style:text-properties fo:font-size="14pt" fo:font-weight="normal" officeooo:rsid="00286e7b" style:font-size-asian="14pt" style:font-weight-asian="normal" style:font-size-complex="14pt" style:font-weight-complex="normal"/>
    </style:style>
    <style:style style:name="T23" style:family="text">
      <style:text-properties fo:font-size="14pt" style:font-size-asian="14pt" style:font-size-complex="14pt"/>
    </style:style>
    <style:style style:name="T24" style:family="text">
      <style:text-properties officeooo:rsid="00286e7b"/>
    </style:style>
    <style:style style:name="T25" style:family="text">
      <style:text-properties officeooo:rsid="002974d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tomic Force Microscopy Visualization</text:p>
      <text:p text:style-name="P5"/>
      <text:p text:style-name="P7">Justin T. Marbutt</text:p>
      <text:p text:style-name="P7"/>
      <text:p text:style-name="P9">University of Alabama at Birmingham</text:p>
      <text:p text:style-name="P8"/>
      <text:p text:style-name="P8"/>
      <text:p text:style-name="P8"/>
      <text:p text:style-name="P4">Abstract</text:p>
      <text:p text:style-name="P1"/>
      <text:p text:style-name="P2"><text:tab/><text:span text:style-name="T1">This abstract is an overview of a collection of visualization tools created for the analysis of atomic force microscopy (AFM) data collected by Dr. Renato Camata. This data is of interest to Dr. Camata because it illustrates the effectiveness of method of placing peptides on a small surface. This method, he postulates, is more efficient and more accurate than the methods used in the field currently. The analysis of the data through visualizations is crucial to proving or disproving his hypothesis.</text:span></text:p>
      <text:p text:style-name="P2"><text:span text:style-name="T1"><text:tab/>The data is in the form of a 2-D data set with points that map to a 2-D spacial surface. At each point on the 2-D surface there is value that corresponds to a height at that location on the surface. The AFM machine achieves this by dragging a small needle like head over the surface and measuring its height as it interacts with the surface through fundamental forces. </text:span><text:span text:style-name="T2">The scale of the interaction can be directly mapped to a spacial height by the machine, which makes the method of AFM ideal for mapping surfaces on the scale of 90 to 200 </text:span><text:span text:style-name="T3">μ</text:span><text:span text:style-name="T4">m</text:span><text:span text:style-name="T5">2</text:span><text:span text:style-name="T7">. </text:span><text:span text:style-name="T15">(1)</text:span></text:p>
      <text:p text:style-name="P10"><text:tab/>Our first technique to analyze the data is to use a 3-D height map to look at the data and make sure it corresponds to the experimenters speculations of the over all form of the data. Though this method one accentuation is actually an artifact created by the <text:soft-page-break/>machine in the data. Although the surface is essential flat compared to the height and contrast of the peptides, the needle creates a wave-like function that is added to the data across the axis of scanning. <text:span text:style-name="T24">This phenomenon is well documented and there is actually a tool devolved to examine the different possible data created by different “needle tips” used by the machine. (2) </text:span>This creates a problem of analysis because as the height for particles is calculated, <text:s/>will be the height of the particle plus the height of the wave function that the machine has created. As the data program goes in and removes the wave function artifact from the data, an important goal is for the visualization to correctly reflect the manipulation of the data. By accurately reflecting the change we can <text:span text:style-name="T25">help the viewer decide if they need to </text:span><text:s/>manipulate the <text:span text:style-name="T25">data</text:span> further to assure the correct removal of the artifacts from the data.</text:p>
      <text:p text:style-name="P2"><text:span text:style-name="T7"><text:tab/></text:span><text:span text:style-name="T8">Once we have ensured the validity of the data, we want visualize it as the client manipulates it to hone in on the interesting aspects and allow them to extract as much information as possible. Because one of the most important pieces of information is the number of distinct particles, one of the tools will display the height map of the surface from a 2-D top down view so the viewer can see all of the different </text:span><text:span text:style-name="T9">particle</text:span><text:span text:style-name="T17">s</text:span><text:span text:style-name="T9"> simultaneously. One downside of this is we loose the magnitude of the height at a given location. For this reason, in this tool the height of a given point is mapped to a color to convey magnitude on a scale from 0 nm to the height of the highest height on the surface. In this tool the visualization of the surface is accompanied by a histogram of the number of </text:span><text:span text:style-name="T17">data</text:span><text:span text:style-name="T9"> points with a given height. This information is important because it </text:span><text:soft-page-break/><text:span text:style-name="T9">corresponds to the distribution of heights for the particles themselves. After the wave like function has been removed, a threshold will be applied to the data as to what is considered a particle and what is considered to be natural texture of the surface. As this threshold is applied the tool drops the heights below the threshold down to zero so only the heights above the threshold are shown as having non-zero values. The end effect is that the view</text:span><text:span text:style-name="T17">er</text:span><text:span text:style-name="T9"> can choose the threshold at which he or she </text:span><text:span text:style-name="T10">only sees non zero </text:span><text:span text:style-name="T17">data points</text:span><text:span text:style-name="T10"> that he or she considers to be particles. This allows the data analysis program to easily and accurately display the number of particles and their size distribution through the visualization tool </text:span><text:span text:style-name="T17">at a threshold chosen by the user</text:span><text:span text:style-name="T10">.</text:span></text:p>
      <text:p text:style-name="P2"><text:span text:style-name="T10"><text:tab/></text:span><text:span text:style-name="T11">Another interest of the client is to create a visualization of the surface that is comparable to how humans view surfaces on the scale of our every day interaction. Because the way we normally view surfaces is through the reception of light bouncing off the surface, we must emulated this affect. The original data comes from the electrostatic interaction of the needle of the AFM machine, but because we directly map this to the height we can use this to calculate the reflection of light at a given point. To gain the best view we place the surface in a 3-D environment and place a light above and to the right of the surface. Because we are still viewing the surface from the top down, we need to represent the </text:span><text:span text:style-name="T17">data point value</text:span><text:span text:style-name="T11"> by mapping it to a color, however unlike the last visualization where we map the height itself to a color, now we map the angle of reflection to a color. To make it more appealing to the eye we will use a monochrome color bar because it cuts back on contrast which will lend itself to our goal of making the </text:span><text:soft-page-break/><text:span text:style-name="T11">surface look as close to the way a human would view the surface as possible because we assume its most likely </text:span><text:span text:style-name="T12">roughly the same color. When the light is not able to get to the left of a certain point because it is reflected by an object to the right of it, we give it a low value that corresponds to a dark color on our color bar. If light is reflected strongly back towards the source of light we make it very light on our color bar.</text:span><text:span text:style-name="T6"> </text:span><text:span text:style-name="T16">This method is common in AFM visualization as a solution for gaining a “more photo-realistic image at the expense of height information”. (3)</text:span></text:p>
      <text:p text:style-name="P2"><text:span text:style-name="T12"><text:tab/>In addition to the viewing </text:span><text:span text:style-name="T13">by the client to analyze the data, the visualization of the surface will be printed for the viewing by the general public. </text:span><text:span text:style-name="T17">T</text:span><text:span text:style-name="T13">hese printings, in most publications, have a minimum requirement of 300 dpi <text:s/>at 5 by 5 inches, </text:span><text:span text:style-name="T17">which</text:span><text:span text:style-name="T13"> means it needs to have a resolution of 1500 by 1500 pixels. </text:span><text:span text:style-name="T17">But b</text:span><text:span text:style-name="T13">ecause of the limits of AFM it is not possible to go much farther than 300 by 300 points of actual data, <text:s/>we must interpolate </text:span><text:span text:style-name="T14">accurately to represent the data at these higher resolutions. To gain the extra </text:span><text:span text:style-name="T17">necessary</text:span><text:span text:style-name="T14"> points of data we will use bi-cubic interpolation that takes into account a number of points around the interpolated points that is proportional to the resolution that the visualization is being translated to. To further smooth the final product at higher resolution a Gaussian blur may be applied by the user to a variable number of surrounding points.</text:span></text:p>
      <text:p text:style-name="P11"/>
      <text:p text:style-name="P3"><text:tab/></text:p>
      <text:p text:style-name="P3"><text:tab/></text:p>
      <text:p text:style-name="P1"/>
      <text:p text:style-name="P1"/>
      <text:p text:style-name="P1"/>
      <text:p text:style-name="P1"><text:soft-page-break/></text:p>
      <text:p text:style-name="P14">Citation</text:p>
      <text:p text:style-name="P15"/>
      <text:p text:style-name="P15"/>
      <text:list xml:id="list499125388" text:style-name="L1">
        <text:list-header>
          <text:p text:style-name="P19"><text:span text:style-name="T18">1) </text:span><text:span text:style-name="T23">Butt, H; Cappella, B; Kappl, M (2005). "Force measurements with the atomic <text:s text:c="3"/><text:tab/>force microscope: Technique, interpretation and applications". Surface <text:tab/>Science Reports 59: 1–152</text:span></text:p>
        </text:list-header>
      </text:list>
      <text:p text:style-name="P16"/>
      <text:list xml:id="list1503799879" text:style-name="L2">
        <text:list-item>
          <text:list>
            <text:list-item>
              <text:p text:style-name="P20"><text:span text:style-name="T19">AFMSim Module, </text:span><text:span text:style-name="T18">by</text:span><text:span text:style-name="T19"> Cory Quammen and Alvin Richardson </text:span><text:span text:style-name="T18">(</text:span><text:a xlink:type="simple" xlink:href="http://www.cs.unc.edu/~nanowork/cismm/download/microscopesimulator/index.html"><text:span text:style-name="T18">http://www.cs.unc.edu/~nanowork/cismm/download/microscopesimulator/index.html</text:span></text:a><text:span text:style-name="T18">)</text:span></text:p>
            </text:list-item>
          </text:list>
        </text:list-item>
      </text:list>
      <text:p text:style-name="P16"/>
      <text:p text:style-name="P12"><text:span text:style-name="T18"><text:tab/>3) </text:span><text:span text:style-name="T21">Peter Jonathan Eaton; Peter Eaton; Paul West</text:span><text:span text:style-name="T22"> (2010)</text:span><text:span text:style-name="T21">. “</text:span><text:span text:style-name="T18">Atomic force <text:tab/> <text:tab/><text:tab/></text:span><text:span text:style-name="T20"> <text:s text:c="3"/></text:span><text:span text:style-name="T18">microscopy”. </text:span><text:span text:style-name="T20">Oxford University Press p.113.</text:span></text:p>
      <text:p text:style-name="P16"/>
      <text:p text:style-name="P13"><text:span text:style-name="T18"><text:tab/></text:span><text:span text:style-name="T20">4) </text:span><text:span text:style-name="T18">Code used: Bill Jacobs</text:span><text:span text:style-name="T20">(2011).</text:span><text:span text:style-name="T18"> </text:span><text:span text:style-name="T20">T</text:span><text:span text:style-name="T18">errain structure for generating height map and <text:s text:c="8"/><text:tab/> <text:s text:c="4"/><text:tab/>normals <text:tab/><text:tab/> <text:tab/> <text:tab/><text:tab/><text:tab/> <text:s text:c="2"/><text:tab/><text:tab/></text:span></text:p>
      <text:list xml:id="list1252149096" text:continue-numbering="true" text:style-name="L2">
        <text:list-item>
          <text:list>
            <text:list-header>
              <text:p text:style-name="P17"/>
            </text:list-header>
          </text:list>
        </text:list-item>
      </text:list>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stin </meta:initial-creator>
    <meta:creation-date>2011-04-23T21:12:46</meta:creation-date>
    <dc:date>2011-04-25T22:15:05</dc:date>
    <dc:creator>Justin </dc:creator>
    <meta:editing-duration>PT01H53M58S</meta:editing-duration>
    <meta:editing-cycles>6</meta:editing-cycles>
    <meta:generator>OpenOffice.org/3.2$Unix OpenOffice.org_project/320m19$Build-9505</meta:generator>
    <meta:document-statistic meta:table-count="0" meta:image-count="0" meta:object-count="0" meta:page-count="5" meta:paragraph-count="17" meta:word-count="1223" meta:character-count="7015"/>
  </office:meta>
</office:document-meta>
</file>